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2000000C001D045C67FEE6337.png" manifest:media-type="image/png"/>
  <manifest:file-entry manifest:full-path="Pictures/1000AFF80000154A00000FEB08D1519C62BA1F9D.svg" manifest:media-type="image/svg+xml"/>
  <manifest:file-entry manifest:full-path="Pictures/100000000000017A00000171BEC55BB0BA0C64AB.png" manifest:media-type="image/png"/>
  <manifest:file-entry manifest:full-path="Pictures/100000000000017A00000171177EBD697E42E992.png" manifest:media-type="image/png"/>
  <manifest:file-entry manifest:full-path="Pictures/100002010000015C0000022CB9A9F430A8141E7A.png" manifest:media-type="image/png"/>
  <manifest:file-entry manifest:full-path="Pictures/1000020100000130000001102162B9CD0E869E5B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002010000019B000001E880CE966257468023.png" manifest:media-type="image/png"/>
  <manifest:file-entry manifest:full-path="Pictures/10000201000000B900000025F0C1219FC7E75F5A.png" manifest:media-type="image/png"/>
  <manifest:file-entry manifest:full-path="Pictures/100055C500000F4C0000031AA424FA8BD41AC5D7.svg" manifest:media-type="image/svg+xml"/>
  <manifest:file-entry manifest:full-path="Pictures/1000020100000104000000CAB7ED71B95FC8C9C8.png" manifest:media-type="image/png"/>
  <manifest:file-entry manifest:full-path="Pictures/1000020100000280000001A2401834828C72D7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67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8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5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28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29cm" svg:y1="6.758cm" svg:x2="17.87cm" svg:y2="5.752cm" draw:start-shape="id9" draw:start-glue-point="10" draw:end-shape="id8" draw:end-glue-point="1" svg:d="M19629 6758c-1320 0-441-1006-1759-1006" svg:viewBox="0 0 1760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44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45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45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e-select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ost-selectio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7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</text:span><text:span text:style-name="T6">cke</text:span><text:span text:style-name="T6">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</text:span><text:span text:style-name="T5">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g>
          <draw:frame draw:style-name="gr139" draw:text-style-name="P9" draw:layer="layout" svg:width="0.216cm" svg:height="1.027cm" svg:x="12.176cm" svg:y="7.98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0" draw:text-style-name="P9" draw:layer="layout" svg:width="1.245cm" svg:height="1.027cm" svg:x="10.848cm" svg:y="7.9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cm" svg:y="8.057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2" draw:text-style-name="P9" draw:layer="layout" svg:width="0.637cm" svg:height="0.943cm" svg:x="17.586cm" svg:y="8.05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127" draw:text-style-name="P41" draw:layer="layout" svg:width="7.417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5.557cm" svg:height="10.82cm" svg:x="14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4.724cm" svg:height="10.82cm" svg:x="20.374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1" draw:text-style-name="P52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4.559cm" svg:y1="7.96cm" svg:x2="14.559cm" svg:y2="14.09cm">
          <text:p/>
        </draw:line>
        <draw:line draw:style-name="gr105" draw:text-style-name="P3" draw:layer="layout" svg:x1="20.223cm" svg:y1="7.96cm" svg:x2="20.223cm" svg:y2="12.554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9" draw:id="id29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29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658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8.8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6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041cm" svg:y1="9.294cm" svg:x2="16.0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342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6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8.9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5.6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83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5.785cm" svg:y="5.565cm">
          <draw:text-box>
            <text:p><text:span text:style-name="T5">Interaction</text:span></text:p>
          </draw:text-box>
        </draw:frame>
        <draw:ellipse draw:style-name="gr17" draw:text-style-name="P11" xml:id="id30" draw:id="id30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30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7" draw:layer="layout" svg:width="1.778cm" svg:height="1.067cm" svg:x="12.7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4.2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0" draw:text-style-name="P9" draw:layer="layout" svg:width="1.245cm" svg:height="1.027cm" svg:x="12.9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9.8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2" draw:text-style-name="P9" draw:layer="layout" svg:width="0.637cm" svg:height="0.943cm" svg:x="19.1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8.9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11-27T15:35:03.465329951</dc:date>
    <meta:editing-duration>P10DT19H59M46S</meta:editing-duration>
    <meta:editing-cycles>187</meta:editing-cycles>
    <meta:generator>LibreOffice/6.4.7.2$Linux_X86_64 LibreOffice_project/40$Build-2</meta:generator>
    <meta:document-statistic meta:object-count="687"/>
  </office:meta>
</office:document-meta>
</file>